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70cb" officeooo:paragraph-rsid="000370cb" style:font-weight-asian="bold" style:font-weight-complex="bold"/>
    </style:style>
    <style:style style:name="P2" style:family="paragraph" style:parent-style-name="Standard">
      <style:text-properties fo:color="#000000" style:font-name="Liberation Serif" officeooo:rsid="000f8f41" officeooo:paragraph-rsid="000f8f41"/>
    </style:style>
    <style:style style:name="P3" style:family="paragraph" style:parent-style-name="Standard">
      <style:text-properties fo:color="#000000" style:font-name="Liberation Serif" officeooo:rsid="000f8f41" officeooo:paragraph-rsid="00111a0c"/>
    </style:style>
    <style:style style:name="P4" style:family="paragraph" style:parent-style-name="Standard">
      <style:text-properties fo:color="#000000" style:font-name="Liberation Serif" officeooo:rsid="00111a0c" officeooo:paragraph-rsid="00111a0c"/>
    </style:style>
    <style:style style:name="P5" style:family="paragraph" style:parent-style-name="Standard">
      <style:text-properties officeooo:rsid="000370cb" officeooo:paragraph-rsid="000370cb"/>
    </style:style>
    <style:style style:name="P6" style:family="paragraph" style:parent-style-name="Standard">
      <style:text-properties officeooo:rsid="000c9dff" officeooo:paragraph-rsid="000da8e8"/>
    </style:style>
    <style:style style:name="P7" style:family="paragraph" style:parent-style-name="Standard">
      <style:text-properties fo:color="#000000" style:font-name="Liberation Serif" officeooo:rsid="000da8e8" officeooo:paragraph-rsid="000da8e8"/>
    </style:style>
    <style:style style:name="P8" style:family="paragraph" style:parent-style-name="Standard">
      <style:text-properties fo:color="#000000" style:font-name="Liberation Serif" officeooo:rsid="0009dc5f" officeooo:paragraph-rsid="00111a0c"/>
    </style:style>
    <style:style style:name="P9" style:family="paragraph" style:parent-style-name="Standard">
      <style:text-properties fo:color="#000000" style:font-name="Liberation Serif" officeooo:rsid="00111a0c" officeooo:paragraph-rsid="00111a0c"/>
    </style:style>
    <style:style style:name="P10" style:family="paragraph" style:parent-style-name="Standard">
      <style:text-properties fo:color="#000000" style:font-name="Liberation Serif" officeooo:rsid="00111a0c" officeooo:paragraph-rsid="0015a5d5"/>
    </style:style>
    <style:style style:name="P11" style:family="paragraph" style:parent-style-name="Standard">
      <style:text-properties fo:color="#000000" style:font-name="Liberation Serif" officeooo:rsid="0018c018" officeooo:paragraph-rsid="0018c018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Arial" fo:font-size="7pt" fo:letter-spacing="normal" fo:font-style="normal" fo:text-shadow="none" style:text-underline-style="none" fo:font-weight="normal" officeooo:rsid="0009dc5f" officeooo:paragraph-rsid="00111a0c" style:letter-kerning="true" style:font-size-asian="7pt" style:font-style-asian="normal" style:font-weight-asian="normal" style:text-emphasize="none"/>
    </style:style>
    <style:style style:name="P13" style:family="paragraph" style:parent-style-name="Standard">
      <style:text-properties fo:font-size="12pt" fo:font-weight="normal" officeooo:rsid="0060e1d5" officeooo:paragraph-rsid="0013b8c4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paragraph-rsid="0015a5d5"/>
    </style:style>
    <style:style style:name="P15" style:family="paragraph" style:parent-style-name="Обычный">
      <style:text-properties fo:color="#000000" style:text-outline="false" style:text-line-through-style="none" style:text-line-through-type="none" style:font-name="Arial" fo:font-size="7pt" fo:letter-spacing="normal" fo:font-style="normal" fo:text-shadow="none" style:text-underline-style="none" fo:font-weight="normal" officeooo:rsid="0060e1d5" officeooo:paragraph-rsid="0013b8c4" style:letter-kerning="true" style:font-size-asian="7pt" style:font-style-asian="normal" style:font-weight-asian="normal" style:font-size-complex="12pt" style:font-weight-complex="normal" style:text-emphasize="none"/>
    </style:style>
    <style:style style:name="P16" style:family="paragraph" style:parent-style-name="Обычный">
      <style:paragraph-properties fo:margin-left="0cm" fo:margin-right="0cm" fo:margin-top="0.212cm" fo:margin-bottom="0cm" loext:contextual-spacing="false" fo:line-height="40%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size="7pt" fo:letter-spacing="normal" fo:font-style="normal" fo:text-shadow="none" style:text-underline-style="none" fo:font-weight="normal" officeooo:rsid="0009dc5f" officeooo:paragraph-rsid="0013b8c4" style:letter-kerning="true" style:font-size-asian="7pt" style:font-style-asian="normal" style:font-weight-asian="normal" style:text-emphasize="none"/>
    </style:style>
    <style:style style:name="P17" style:family="paragraph" style:parent-style-name="Обычный">
      <style:paragraph-properties fo:margin-left="0cm" fo:margin-right="0cm" fo:margin-top="0.212cm" fo:margin-bottom="0cm" loext:contextual-spacing="false" fo:line-height="40%" fo:text-align="start" style:justify-single-word="false" fo:text-indent="0cm" style:auto-text-indent="false"/>
      <style:text-properties officeooo:paragraph-rsid="0013b8c4"/>
    </style:style>
    <style:style style:name="P18" style:family="paragraph" style:parent-style-name="Обычный">
      <style:paragraph-properties fo:margin-left="0cm" fo:margin-right="0cm" fo:margin-top="0.212cm" fo:margin-bottom="0cm" loext:contextual-spacing="false" fo:line-height="40%" fo:text-align="start" style:justify-single-word="false" fo:text-indent="0cm" style:auto-text-indent="false"/>
      <style:text-properties officeooo:rsid="000370cb" officeooo:paragraph-rsid="0018c018"/>
    </style:style>
    <style:style style:name="P19" style:family="paragraph" style:parent-style-name="Обычный">
      <style:paragraph-properties fo:margin-left="1.27cm" fo:margin-right="0cm" fo:margin-top="0.212cm" fo:margin-bottom="0cm" loext:contextual-spacing="false" fo:line-height="40%" fo:text-align="start" style:justify-single-word="false" fo:text-indent="0cm" style:auto-text-indent="false"/>
      <style:text-properties officeooo:paragraph-rsid="0013b8c4"/>
    </style:style>
    <style:style style:name="P20" style:family="paragraph" style:parent-style-name="Обычный">
      <style:paragraph-properties fo:margin-left="0cm" fo:margin-right="0cm" fo:margin-top="0.212cm" fo:margin-bottom="0cm" loext:contextual-spacing="false" fo:line-height="40%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size="7pt" fo:letter-spacing="normal" fo:font-style="normal" fo:text-shadow="none" style:text-underline-style="none" fo:font-weight="normal" officeooo:paragraph-rsid="0013b8c4" style:letter-kerning="true" style:font-size-asian="7pt" style:font-style-asian="normal" style:font-weight-asian="normal" style:text-emphasize="none"/>
    </style:style>
    <style:style style:name="T1" style:family="text">
      <style:text-properties fo:color="#000000" style:font-name="Liberation Serif" officeooo:rsid="000da8e8"/>
    </style:style>
    <style:style style:name="T2" style:family="text">
      <style:text-properties fo:color="#000000" style:font-name="Liberation Serif" officeooo:rsid="000f8f41"/>
    </style:style>
    <style:style style:name="T3" style:family="text">
      <style:text-properties fo:color="#000000" style:font-name="Liberation Serif" officeooo:rsid="0015a5d5"/>
    </style:style>
    <style:style style:name="T4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letter-kerning="true" style:font-size-asian="7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7pt" fo:letter-spacing="normal" fo:font-style="normal" fo:text-shadow="none" style:text-underline-style="none" fo:font-weight="normal" officeooo:rsid="0060e1d5" style:letter-kerning="true" style:font-size-asian="7pt" style:font-style-asian="normal" style:font-weight-asian="normal" style:text-emphasize="none"/>
    </style:style>
    <style:style style:name="T7" style:family="text">
      <style:text-properties officeooo:rsid="000ab96c"/>
    </style:style>
    <style:style style:name="T8" style:family="text">
      <style:text-properties officeooo:rsid="000c9dff"/>
    </style:style>
    <style:style style:name="T9" style:family="text">
      <style:text-properties officeooo:rsid="000da8e8"/>
    </style:style>
    <style:style style:name="T10" style:family="text">
      <style:text-properties officeooo:rsid="000f8f41"/>
    </style:style>
    <style:style style:name="T11" style:family="text">
      <style:text-properties officeooo:rsid="00111a0c"/>
    </style:style>
    <style:style style:name="T12" style:family="text">
      <style:text-properties style:font-name="Liberation Serif"/>
    </style:style>
    <style:style style:name="T13" style:family="text">
      <style:text-properties officeooo:rsid="0013b8c4"/>
    </style:style>
    <style:style style:name="T14" style:family="text">
      <style:text-properties officeooo:rsid="0015a5d5"/>
    </style:style>
    <style:style style:name="T15" style:family="text">
      <style:text-properties fo:color="#cc7832"/>
    </style:style>
    <style:style style:name="T16" style:family="text">
      <style:text-properties fo:color="#cc7832" style:font-name="JetBrains Mono"/>
    </style:style>
    <style:style style:name="T17" style:family="text">
      <style:text-properties fo:color="#cc7832" officeooo:rsid="0015a5d5"/>
    </style:style>
    <style:style style:name="T18" style:family="text">
      <style:text-properties fo:color="#9876aa"/>
    </style:style>
    <style:style style:name="T19" style:family="text">
      <style:text-properties fo:color="#a9b7c6"/>
    </style:style>
    <style:style style:name="T20" style:family="text">
      <style:text-properties fo:color="#a9b7c6" style:font-name="JetBrains Mono"/>
    </style:style>
    <style:style style:name="T21" style:family="text">
      <style:text-properties fo:color="#a9b7c6" style:font-name="JetBrains Mono" officeooo:rsid="0015a5d5"/>
    </style:style>
    <style:style style:name="T22" style:family="text">
      <style:text-properties fo:color="#a9b7c6" officeooo:rsid="0015a5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ческ<text:span text:style-name="T7">ое</text:span> задани<text:span text:style-name="T7">е №2</text:span></text:p>
      <text:p text:style-name="P1"/>
      <text:p text:style-name="P5">1. <text:span text:style-name="T8">Сделать свою сущность из предыдущего задания сущностью БД</text:span></text:p>
      <text:p text:style-name="P6"><text:tab/>1.1. Пометить класс сущности аннотациями @Entity, @Table(<text:span text:style-name="T9">name=</text:span><text:span text:style-name="T1">"table_name")</text:span></text:p>
      <text:p text:style-name="P7"><text:tab/>1.2. Поле id пометить аннотациями @Id, @GeneratedValue, <text:span text:style-name="T13">если поля нет, то создать его private Long id;</text:span></text:p>
      <text:p text:style-name="P7">1.3. Создать интерфейс репозиторий для получения своей сущности из БД (например, public interface BookRepository extends CrudRepository&lt;Book, Long&gt;<text:span text:style-name="T13">)</text:span></text:p>
      <text:p text:style-name="P7"/>
      <text:p text:style-name="P13">PS, не забываем добавить зависимости </text:p>
      <text:p text:style-name="P15"><text:bookmark-start text:name="__DdeLink__4899_39335208561"/>&lt;dependency&gt;</text:p>
      <text:p text:style-name="P19"><text:span text:style-name="T4"><text:tab/></text:span><text:span text:style-name="T5">&lt;groupId&gt;org.springframework.boot&lt;/groupId&gt;</text:span></text:p>
      <text:p text:style-name="P19"><text:span text:style-name="T4"><text:tab/></text:span><text:span text:style-name="T5">&lt;artifactId&gt;spring-boot-starter-data-jpa&lt;/artifactId&gt;</text:span></text:p>
      <text:p text:style-name="P20">&lt;/dependency&gt;</text:p>
      <text:p text:style-name="P20">&lt;dependency&gt;</text:p>
      <text:p text:style-name="P19"><text:span text:style-name="T5">&lt;groupId&gt;org.postgresql&lt;/groupId&gt;</text:span></text:p>
      <text:p text:style-name="P19"><text:span text:style-name="T5">&lt;artifactId&gt;postgresql&lt;/artifactId&gt;</text:span></text:p>
      <text:p text:style-name="P19"><text:span text:style-name="T5">&lt;scope&gt;runtime&lt;/scope&gt;</text:span></text:p>
      <text:p text:style-name="P20">&lt;/dependency<text:span text:style-name="T13">&gt;</text:span><text:bookmark-end text:name="__DdeLink__4899_39335208561"/></text:p>
      <text:p text:style-name="P20"/>
      <text:p text:style-name="P13">и параметры подключения к БД <text:span text:style-name="T13">в файл application.properties</text:span></text:p>
      <text:p text:style-name="P15"><text:bookmark-start text:name="__DdeLink__4901_39335208561"/>spring.datasource.url=jdbc:postgresql://localhost/имя вашей БД</text:p>
      <text:p text:style-name="P17"><text:span text:style-name="T5">spring.datasource.username=</text:span><text:span text:style-name="T6">имя админа БД</text:span></text:p>
      <text:p text:style-name="P17"><text:span text:style-name="T5">spring.datasource.password=</text:span><text:span text:style-name="T6">пароль админа БД</text:span></text:p>
      <text:p text:style-name="P16">spring.jpa.generate-ddl=true<text:bookmark-end text:name="__DdeLink__4901_39335208561"/></text:p>
      <text:p text:style-name="P18"/>
      <text:p text:style-name="P11">И создать саму базу данных</text:p>
      <text:p text:style-name="P11"/>
      <text:p text:style-name="P2">2. В сервисе <text:span text:style-name="T11">реализовать возможность сохранять свою сущность в БД</text:span></text:p>
      <text:p text:style-name="P2"><text:tab/>2.1. В сервисе создать поле с репозиторием и заинжектить его через конструктор (например, private final <text:span text:style-name="T9">BookRepository <text:s/></text:span>b<text:span text:style-name="T9">ookRepository,</text:span></text:p>
      <text:p text:style-name="P2">//конструктор</text:p>
      <text:p text:style-name="P3">@Autowired</text:p>
      <text:p text:style-name="P2">public BookService(<text:span text:style-name="T9">BookRepository <text:s/></text:span>b<text:span text:style-name="T9">ookRepository</text:span>)</text:p>
      <text:p text:style-name="P2">{ this.b<text:span text:style-name="T9">ookRepository </text:span>= b<text:span text:style-name="T9">ookRepository</text:span>}<text:span text:style-name="T11">)</text:span></text:p>
      <text:p text:style-name="P4"><text:tab/>2.2. Добавить метод для сохранения своей сущности (например,</text:p>
      <text:p text:style-name="P4">public Book saveBook(String name, String author)</text:p>
      <text:p text:style-name="P4">{</text:p>
      <text:p text:style-name="P4"><text:tab/>Book book = new Book(name, <text:s/>author);</text:p>
      <text:p text:style-name="P4"><text:span text:style-name="T10"><text:tab/>bookRepository.</text:span>save(book);</text:p>
      <text:p text:style-name="P4"><text:tab/>return Book;</text:p>
      <text:p text:style-name="P4">})</text:p>
      <text:p text:style-name="P10"><text:span text:style-name="T14">2.3. Исправить метод для получения всех сущностей, теперь они должны получаться из БД, а не из списка, созданного в конструкторе. (например,</text:span></text:p>
      <text:p text:style-name="Standard">public List&lt;Book&gt; getAllBooks()</text:p>
      <text:p text:style-name="Standard">{</text:p>
      <text:p text:style-name="Standard"><text:tab/>List&lt;Book&gt; books = new ArrayList&lt;&gt;();</text:p>
      <text:p text:style-name="P14"><text:tab/><text:span text:style-name="T2">b</text:span><text:span text:style-name="T1">ookRepository.</text:span><text:span text:style-name="T3">findAll().forEach(books::add);</text:span></text:p>
      <text:p text:style-name="P14"><text:span text:style-name="T3"><text:tab/>return books;</text:span></text:p>
      <text:p text:style-name="Standard">}</text:p>
      <text:p text:style-name="P4"/>
      <text:p text:style-name="P4">3. В контроллере добавить метод для добавления сущности в БД с клиента (например,</text:p>
      <text:p text:style-name="P4"/>
      <text:p text:style-name="P4">@GetMapping(value=<text:span text:style-name="T9">"</text:span>save/{name}/{author}<text:span text:style-name="T9">"</text:span></text:p>
      <text:p text:style-name="P4"><text:soft-page-break/>@ResponseBody</text:p>
      <text:p text:style-name="P4">public Book save(<text:span text:style-name="T12">@PathVariable String name, @PathVariable String author</text:span>)</text:p>
      <text:p text:style-name="P4">{</text:p>
      <text:p text:style-name="P4"><text:tab/>return bookSevice. saveBook(name, author);</text:p>
      <text:p text:style-name="P4"/>
      <text:p text:style-name="P4">})</text:p>
      <text:p text:style-name="P4">4. Запустить приложение и проверить, что удается создать сущность из браузера (например,</text:p>
      <text:p text:style-name="P8"><text:span text:style-name="T11">http://</text:span>localhost:8080/<text:span text:style-name="T11">save/Гарри Поттер/Джоан Роулинг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5T16:16:33.199105486</meta:creation-date>
    <dc:date>2022-10-07T11:33:34.052852883</dc:date>
    <meta:editing-duration>PT48M50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228" meta:character-count="2109" meta:non-whitespace-character-count="1914"/>
  </office:meta>
</office:document-meta>
</file>